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49.919cm" svg:y="5.021cm">
            <draw:object draw:notify-on-update-of-ranges="Sheet1.A7:Sheet1.A19 Sheet1.B7:Sheet1.B19 Sheet1.C7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2.77cm" svg:y="5.259cm">
            <draw:object draw:notify-on-update-of-ranges="Sheet1.A6:Sheet1.A6 Sheet1.A7:Sheet1.A19 Sheet1.B6:Sheet1.B6 Sheet1.B7:Sheet1.B19 Sheet1.C6:Sheet1.C6 Sheet1.C7:Sheet1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Questions</text:p>
          </table:table-cell>
          <table:table-cell office:value-type="string" calcext:value-type="string">
            <text:p>Interactive</text:p>
          </table:table-cell>
          <table:table-cell office:value-type="string" calcext:value-type="string">
            <text:p>Non-Interactive</text:p>
          </table:table-cell>
        </table:table-row>
        <table:table-row table:style-name="ro1">
          <table:table-cell office:value-type="string" calcext:value-type="string">
            <text:p>Q1: What is “CLI"?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2: What are “flags”?</text:p>
          </table:table-cell>
          <table:table-cell office:value-type="float" office:value="63.16" calcext:value-type="float">
            <text:p>63.16</text:p>
          </table:table-cell>
          <table:table-cell office:value-type="float" office:value="46.67" calcext:value-type="float">
            <text:p>46.67</text:p>
          </table:table-cell>
        </table:table-row>
        <table:table-row table:style-name="ro1">
          <table:table-cell office:value-type="string" calcext:value-type="string">
            <text:p>Q3: What is a “shell"?</text:p>
          </table:table-cell>
          <table:table-cell office:value-type="float" office:value="94.28" calcext:value-type="float">
            <text:p>94.28</text:p>
          </table:table-cell>
          <table:table-cell office:value-type="float" office:value="73.34" calcext:value-type="float">
            <text:p>73.34</text:p>
          </table:table-cell>
        </table:table-row>
        <table:table-row table:style-name="ro1">
          <table:table-cell office:value-type="string" calcext:value-type="string">
            <text:p>Q4: Count lines</text:p>
          </table:table-cell>
          <table:table-cell office:value-type="float" office:value="100" calcext:value-type="float">
            <text:p>100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office:value-type="string" calcext:value-type="string">
            <text:p>Q5: Interaction</text:p>
          </table:table-cell>
          <table:table-cell office:value-type="float" office:value="63.16" calcext:value-type="float">
            <text:p>63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6: Bad Flags</text:p>
          </table:table-cell>
          <table:table-cell table:style-name="ce1" office:value-type="float" office:value="52.63" calcext:value-type="float">
            <text:p>52.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7: What is a “prompt"?</text:p>
          </table:table-cell>
          <table:table-cell office:value-type="float" office:value="52.63" calcext:value-type="float">
            <text:p>52.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8: pwd</text:p>
          </table:table-cell>
          <table:table-cell office:value-type="float" office:value="94.28" calcext:value-type="float">
            <text:p>94.28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Q9: File System</text:p>
          </table:table-cell>
          <table:table-cell office:value-type="float" office:value="94.28" calcext:value-type="float">
            <text:p>94.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10: ls</text:p>
          </table:table-cell>
          <table:table-cell office:value-type="float" office:value="94.28" calcext:value-type="float">
            <text:p>94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11: rmdir</text:p>
          </table:table-cell>
          <table:table-cell office:value-type="float" office:value="78.95" calcext:value-type="float">
            <text:p>78.95</text:p>
          </table:table-cell>
          <table:table-cell office:value-type="float" office:value="86.67" calcext:value-type="float">
            <text:p>86.67</text:p>
          </table:table-cell>
        </table:table-row>
        <table:table-row table:style-name="ro1">
          <table:table-cell office:value-type="string" calcext:value-type="string">
            <text:p>Q12: Ctrl + c</text:p>
          </table:table-cell>
          <table:table-cell office:value-type="float" office:value="89.47" calcext:value-type="float">
            <text:p>89.47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office:value-type="string" calcext:value-type="string">
            <text:p>Q13: man</text:p>
          </table:table-cell>
          <table:table-cell office:value-type="float" office:value="89.47" calcext:value-type="float">
            <text:p>89.47</text:p>
          </table:table-cell>
          <table:table-cell office:value-type="float" office:value="80.47" calcext:value-type="float">
            <text:p>80.47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8:44:24.697887894</meta:creation-date>
    <dc:date>2022-09-14T19:24:16.368455478</dc:date>
    <meta:editing-duration>PT9M2S</meta:editing-duration>
    <meta:editing-cycles>3</meta:editing-cycles>
    <meta:generator>LibreOffice/7.2.7.2$Linux_X86_64 LibreOffice_project/20$Build-2</meta:generator>
    <meta:document-statistic meta:table-count="1" meta:cell-count="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radar" chart:style-name="ch1">
        <chart:legend chart:legend-position="end" svg:x="13.146cm" svg:y="3.954cm" style:legend-expansion="high" chart:style-name="ch2"/>
        <chart:plot-area chart:style-name="ch3" table:cell-range-address="Sheet1.A7:Sheet1.C19" chart:data-source-has-labels="column" svg:x="0.319cm" svg:y="0.18cm" svg:width="12.508cm" svg:height="8.645cm">
          <chart:coordinate-region svg:x="3.7cm" svg:y="1.154cm" svg:width="6.815cm" svg:height="6.815cm"/>
          <chart:axis chart:dimension="x" chart:name="primary-x" chart:style-name="ch4" chartooo:axis-type="auto">
            <chartooo:date-scale/>
            <chart:categories table:cell-range-address="Sheet1.A7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9" chart:class="chart:radar">
            <chart:data-point chart:repeated="13"/>
          </chart:series>
          <chart:series chart:style-name="ch7" chart:values-cell-range-address="Sheet1.C7:Sheet1.C19" chart:class="chart:rad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Q1: What is “CLI"?</text:p>
                <draw:g>
                  <svg:desc>Sheet1.A7:Sheet1.A19</svg:desc>
                </draw:g>
              </table:table-cell>
              <table:table-cell office:value-type="float" office:value="100">
                <text:p>100</text:p>
                <draw:g>
                  <svg:desc>Sheet1.B7:Sheet1.B19</svg:desc>
                </draw:g>
              </table:table-cell>
              <table:table-cell office:value-type="float" office:value="100">
                <text:p>100</text:p>
                <draw:g>
                  <svg:desc>Sheet1.C7:Sheet1.C19</svg:desc>
                </draw:g>
              </table:table-cell>
            </table:table-row>
            <table:table-row>
              <table:table-cell office:value-type="string">
                <text:p>Q2: What are “flags”?</text:p>
              </table:table-cell>
              <table:table-cell office:value-type="float" office:value="63.16">
                <text:p>63.16</text:p>
              </table:table-cell>
              <table:table-cell office:value-type="float" office:value="46.67">
                <text:p>46.67</text:p>
              </table:table-cell>
            </table:table-row>
            <table:table-row>
              <table:table-cell office:value-type="string">
                <text:p>Q3: What is a “shell"?</text:p>
              </table:table-cell>
              <table:table-cell office:value-type="float" office:value="94.28">
                <text:p>94.28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Q4: Count lines</text:p>
              </table:table-cell>
              <table:table-cell office:value-type="float" office:value="100">
                <text:p>100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string">
                <text:p>Q5: Interaction</text:p>
              </table:table-cell>
              <table:table-cell office:value-type="float" office:value="63.16">
                <text:p>63.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Q6: Bad Flags</text:p>
              </table:table-cell>
              <table:table-cell office:value-type="float" office:value="52.63">
                <text:p>52.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Q7: What is a “prompt"?</text:p>
              </table:table-cell>
              <table:table-cell office:value-type="float" office:value="52.63">
                <text:p>52.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Q8: pwd</text:p>
              </table:table-cell>
              <table:table-cell office:value-type="float" office:value="94.28">
                <text:p>94.28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Q9: File System</text:p>
              </table:table-cell>
              <table:table-cell office:value-type="float" office:value="94.28">
                <text:p>94.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Q10: ls</text:p>
              </table:table-cell>
              <table:table-cell office:value-type="float" office:value="94.28">
                <text:p>94.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11: rmdir</text:p>
              </table:table-cell>
              <table:table-cell office:value-type="float" office:value="78.95">
                <text:p>78.95</text:p>
              </table:table-cell>
              <table:table-cell office:value-type="float" office:value="86.67">
                <text:p>86.67</text:p>
              </table:table-cell>
            </table:table-row>
            <table:table-row>
              <table:table-cell office:value-type="string">
                <text:p>Q12: Ctrl + c</text:p>
              </table:table-cell>
              <table:table-cell office:value-type="float" office:value="89.47">
                <text:p>89.47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string">
                <text:p>Q13: man</text:p>
              </table:table-cell>
              <table:table-cell office:value-type="float" office:value="89.47">
                <text:p>89.47</text:p>
              </table:table-cell>
              <table:table-cell office:value-type="float" office:value="80.47">
                <text:p>80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radar" chart:style-name="ch1">
        <chart:legend chart:legend-position="end" svg:x="12.326cm" svg:y="3.955cm" style:legend-expansion="high" chart:style-name="ch2"/>
        <chart:plot-area chart:style-name="ch3" table:cell-range-address="Sheet1.A6:Sheet1.C19" chart:data-source-has-labels="both" svg:x="0.319cm" svg:y="0.18cm" svg:width="11.688cm" svg:height="8.646cm">
          <chart:coordinate-region svg:x="3.605cm" svg:y="1.439cm" svg:width="6.237cm" svg:height="6.237cm"/>
          <chart:axis chart:dimension="x" chart:name="primary-x" chart:style-name="ch4" chartooo:axis-type="auto">
            <chartooo:date-scale/>
            <chart:categories table:cell-range-address="Sheet1.A7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9" chart:label-cell-address="Sheet1.B6:Sheet1.B6" chart:class="chart:radar">
            <chart:data-point chart:repeated="13"/>
          </chart:series>
          <chart:series chart:style-name="ch7" chart:values-cell-range-address="Sheet1.C7:Sheet1.C19" chart:label-cell-address="Sheet1.C6:Sheet1.C6" chart:class="chart:rad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active</text:p>
                <draw:g>
                  <svg:desc>Sheet1.B6:Sheet1.B6</svg:desc>
                </draw:g>
              </table:table-cell>
              <table:table-cell office:value-type="string">
                <text:p>Non-Interactive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: What is “CLI"?</text:p>
                <draw:g>
                  <svg:desc>Sheet1.A7:Sheet1.A19</svg:desc>
                </draw:g>
              </table:table-cell>
              <table:table-cell office:value-type="float" office:value="100">
                <text:p>100</text:p>
                <draw:g>
                  <svg:desc>Sheet1.B7:Sheet1.B19</svg:desc>
                </draw:g>
              </table:table-cell>
              <table:table-cell office:value-type="float" office:value="100">
                <text:p>100</text:p>
                <draw:g>
                  <svg:desc>Sheet1.C7:Sheet1.C19</svg:desc>
                </draw:g>
              </table:table-cell>
            </table:table-row>
            <table:table-row>
              <table:table-cell office:value-type="string">
                <text:p>Q2: What are “flags”?</text:p>
              </table:table-cell>
              <table:table-cell office:value-type="float" office:value="63.16">
                <text:p>63.16</text:p>
              </table:table-cell>
              <table:table-cell office:value-type="float" office:value="46.67">
                <text:p>46.67</text:p>
              </table:table-cell>
            </table:table-row>
            <table:table-row>
              <table:table-cell office:value-type="string">
                <text:p>Q3: What is a “shell"?</text:p>
              </table:table-cell>
              <table:table-cell office:value-type="float" office:value="94.28">
                <text:p>94.28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Q4: Count lines</text:p>
              </table:table-cell>
              <table:table-cell office:value-type="float" office:value="100">
                <text:p>100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string">
                <text:p>Q5: Interaction</text:p>
              </table:table-cell>
              <table:table-cell office:value-type="float" office:value="63.16">
                <text:p>63.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Q6: Bad Flags</text:p>
              </table:table-cell>
              <table:table-cell office:value-type="float" office:value="52.63">
                <text:p>52.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Q7: What is a “prompt"?</text:p>
              </table:table-cell>
              <table:table-cell office:value-type="float" office:value="52.63">
                <text:p>52.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Q8: pwd</text:p>
              </table:table-cell>
              <table:table-cell office:value-type="float" office:value="94.28">
                <text:p>94.28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Q9: File System</text:p>
              </table:table-cell>
              <table:table-cell office:value-type="float" office:value="94.28">
                <text:p>94.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Q10: ls</text:p>
              </table:table-cell>
              <table:table-cell office:value-type="float" office:value="94.28">
                <text:p>94.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11: rmdir</text:p>
              </table:table-cell>
              <table:table-cell office:value-type="float" office:value="78.95">
                <text:p>78.95</text:p>
              </table:table-cell>
              <table:table-cell office:value-type="float" office:value="86.67">
                <text:p>86.67</text:p>
              </table:table-cell>
            </table:table-row>
            <table:table-row>
              <table:table-cell office:value-type="string">
                <text:p>Q12: Ctrl + c</text:p>
              </table:table-cell>
              <table:table-cell office:value-type="float" office:value="89.47">
                <text:p>89.47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string">
                <text:p>Q13: man</text:p>
              </table:table-cell>
              <table:table-cell office:value-type="float" office:value="89.47">
                <text:p>89.47</text:p>
              </table:table-cell>
              <table:table-cell office:value-type="float" office:value="80.47">
                <text:p>80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